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', 'Liberation Sans', sans-serif"/>
    <style:font-face style:name="arial" svg:font-family="arial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dd26"/>
    </style:style>
    <style:style style:name="P2" style:family="paragraph" style:parent-style-name="Standard">
      <style:text-properties officeooo:rsid="0002e1c0" officeooo:paragraph-rsid="0002e1c0"/>
    </style:style>
    <style:style style:name="P3" style:family="paragraph" style:parent-style-name="Standard">
      <style:text-properties officeooo:paragraph-rsid="0002e1c0"/>
    </style:style>
    <style:style style:name="P4" style:family="paragraph" style:parent-style-name="Standard">
      <style:text-properties officeooo:rsid="0004df01" officeooo:paragraph-rsid="0004df01"/>
    </style:style>
    <style:style style:name="P5" style:family="paragraph" style:parent-style-name="Standard">
      <style:text-properties officeooo:paragraph-rsid="0004df01"/>
    </style:style>
    <style:style style:name="P6" style:family="paragraph" style:parent-style-name="Standard">
      <style:text-properties officeooo:rsid="000597b0" officeooo:paragraph-rsid="000597b0"/>
    </style:style>
    <style:style style:name="P7" style:family="paragraph" style:parent-style-name="Text_20_body"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normal" officeooo:paragraph-rsid="0002dd26" style:text-blinking="false" fo:background-color="transparent"/>
    </style:style>
    <style:style style:name="P8" style:family="paragraph" style:parent-style-name="Text_20_body"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normal" officeooo:rsid="0004df01" officeooo:paragraph-rsid="0004df01" style:text-blinking="false" fo:background-color="transparent"/>
    </style:style>
    <style:style style:name="P9" style:family="paragraph" style:parent-style-name="Text_20_body"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normal" officeooo:rsid="000597b0" officeooo:paragraph-rsid="000597b0" style:text-blinking="false" fo:background-color="transparent"/>
    </style:style>
    <style:style style:name="P10" style:family="paragraph" style:parent-style-name="Text_20_body">
      <style:text-properties officeooo:paragraph-rsid="0008873f"/>
    </style:style>
    <style:style style:name="P1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3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0a157f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normal" officeooo:rsid="00091110" officeooo:paragraph-rsid="00091110" style:text-blinking="false" fo:background-color="transparen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091110" officeooo:paragraph-rsid="00091110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0a157f" officeooo:paragraph-rsid="000a157f"/>
    </style:style>
    <style:style style:name="T1" style:family="text">
      <style:text-properties officeooo:rsid="0002dd26"/>
    </style:style>
    <style:style style:name="T2" style:family="text"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normal" officeooo:rsid="0002dd26" style:text-blinking="false" fo:background-color="transparent" loext:char-shading-value="0"/>
    </style:style>
    <style:style style:name="T4" style:family="text"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normal" officeooo:rsid="0004df01" style:text-blinking="false" fo:background-color="transparent" loext:char-shading-value="0"/>
    </style:style>
    <style:style style:name="T5" style:family="text"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normal" officeooo:rsid="0008873f" style:text-blinking="false" fo:background-color="transparent" loext:char-shading-value="0"/>
    </style:style>
    <style:style style:name="T6" style:family="text"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666666" style:text-line-through-style="none" style:text-line-through-type="none" style:font-name="Roboto" fo:font-size="11pt" fo:letter-spacing="normal" fo:font-style="normal" style:text-underline-style="none" fo:font-weight="bold" officeooo:rsid="0002e1c0" style:text-blinking="false" fo:background-color="transparent" loext:char-shading-value="0"/>
    </style:style>
    <style:style style:name="T8" style:family="text">
      <style:text-properties fo:font-variant="normal" fo:text-transform="none" fo:color="#232629" style:font-name="var ff-mono" fo:font-size="9.7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32629" style:font-name="apple-system" fo:font-size="11.25pt" fo:letter-spacing="normal" fo:font-style="normal" fo:font-weight="normal"/>
    </style:style>
    <style:style style:name="T10" style:family="text">
      <style:text-properties fo:font-variant="normal" fo:text-transform="none" fo:color="#232629" style:font-name="apple-system" fo:font-size="11.25pt" fo:letter-spacing="normal" fo:font-style="normal" style:text-underline-style="solid" style:text-underline-width="auto" style:text-underline-color="font-color" fo:font-weight="normal" officeooo:rsid="0008873f" loext:padding="0cm" loext:border="none"/>
    </style:style>
    <style:style style:name="T11" style:family="text">
      <style:text-properties fo:font-variant="normal" fo:text-transform="none" fo:color="#232629" fo:letter-spacing="normal"/>
    </style:style>
    <style:style style:name="T12" style:family="text">
      <style:text-properties fo:font-variant="normal" fo:text-transform="none" style:font-name="apple-system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3" style:family="text">
      <style:text-properties fo:font-variant="normal" fo:text-transform="none" style:font-name="inherit" fo:font-size="11.25pt" fo:letter-spacing="normal" fo:font-style="italic" style:text-underline-style="solid" style:text-underline-width="auto" style:text-underline-color="font-color" fo:font-weight="normal" loext:padding="0cm" loext:border="none"/>
    </style:style>
    <style:style style:name="T14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5" style:family="text">
      <style:text-properties fo:font-variant="normal" fo:text-transform="none" fo:color="#202124" style:font-name="arial" fo:font-size="12pt" fo:letter-spacing="normal" fo:font-style="normal" fo:font-weight="normal" officeooo:rsid="000a157f"/>
    </style:style>
    <style:style style:name="T16" style:family="text">
      <style:text-properties fo:font-variant="normal" fo:text-transform="none" fo:color="#202124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weight="bold"/>
    </style:style>
    <style:style style:name="T18" style:family="text">
      <style:text-properties fo:font-weight="bold" officeooo:rsid="0002dd26"/>
    </style:style>
    <style:style style:name="T19" style:family="text">
      <style:text-properties fo:font-weight="bold" officeooo:rsid="0002e1c0"/>
    </style:style>
    <style:style style:name="T20" style:family="text">
      <style:text-properties officeooo:rsid="0002e1c0"/>
    </style:style>
    <style:style style:name="T21" style:family="text">
      <style:text-properties officeooo:rsid="0004df01"/>
    </style:style>
    <style:style style:name="T22" style:family="text">
      <style:text-properties officeooo:rsid="000597b0"/>
    </style:style>
    <style:style style:name="T23" style:family="text">
      <style:text-properties officeooo:rsid="0006ad64"/>
    </style:style>
    <style:style style:name="T24" style:family="text">
      <style:text-properties fo:color="#232629" style:font-name="apple-system" fo:font-size="11.25pt"/>
    </style:style>
    <style:style style:name="T25" style:family="text">
      <style:text-properties fo:color="#232629" style:font-name="apple-system" fo:font-size="11.25pt" fo:letter-spacing="normal" fo:font-style="italic" fo:font-weight="normal" loext:padding="0cm" loext:border="none"/>
    </style:style>
    <style:style style:name="T26" style:family="text">
      <style:text-properties fo:color="#232629" style:font-name="apple-system" fo:font-size="11.25pt" officeooo:rsid="00091110"/>
    </style:style>
    <style:style style:name="T27" style:family="text">
      <style:text-properties fo:color="#232629" style:font-name="var ff-mono" fo:font-size="9.75pt" fo:letter-spacing="normal" fo:font-style="italic" fo:font-weight="normal" loext:padding="0cm" loext:border="none"/>
    </style:style>
    <style:style style:name="T28" style:family="text">
      <style:text-properties fo:color="#202124" style:font-name="arial" fo:font-size="12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1.</text:span>Create a folder named ‘sample’  in your ‘home’ directory</text:p>
      <text:p text:style-name="Standard"/>
      <text:p text:style-name="Standard">rahul@rahul-VirtualBox:~$ mkdir sample</text:p>
      <text:p text:style-name="Standard">rahul@rahul-VirtualBox:~$ ls</text:p>
      <text:p text:style-name="Standard">Desktop <text:s text:c="3"/>Downloads <text:s/>imp <text:s text:c="3"/>Pictures <text:s/>sample <text:s text:c="5"/>Templates</text:p>
      <text:p text:style-name="Standard">Documents <text:s/>file.txt <text:s text:c="2"/>Music <text:s/>Public <text:s text:c="3"/>source.txt <text:s/>Videos</text:p>
      <text:p text:style-name="Standard">rahul@rahul-VirtualBox:~$ pwd</text:p>
      <text:p text:style-name="Standard">/home/rahul</text:p>
      <text:p text:style-name="Standard">rahul@rahul-VirtualBox:~$ ^C</text:p>
      <text:p text:style-name="P1">rahul@rahul-VirtualBox:~$ </text:p>
      <text:p text:style-name="P1"><text:span text:style-name="T2"/></text:p>
      <text:p text:style-name="P1"><text:span text:style-name="T3">2.</text:span><text:span text:style-name="T2">Inside ‘sample’ folder, create a file called ‘sample.txt’</text:span></text:p>
      <text:p text:style-name="P1"><text:span text:style-name="T2"/></text:p>
      <text:p text:style-name="P1"><text:span text:style-name="T2"/></text:p>
      <text:p text:style-name="Standard">rahul@rahul-VirtualBox:~$ cd sample</text:p>
      <text:p text:style-name="Standard">rahul@rahul-VirtualBox:~/sample$ touch sample.txt</text:p>
      <text:p text:style-name="Standard">rahul@rahul-VirtualBox:~/sample$ ls</text:p>
      <text:p text:style-name="Standard">sample.txt</text:p>
      <text:p text:style-name="P1">rahul@rahul-VirtualBox:~/sample$ </text:p>
      <text:p text:style-name="P1"><text:span text:style-name="T2"/></text:p>
      <text:p text:style-name="P1"><text:span text:style-name="T3">3.</text:span><text:span text:style-name="T2">Add the following content to the file: <text:line-break/></text:span><text:span text:style-name="T6">Hi! This is just a sample text file created using shell script.</text:span></text:p>
      <text:p text:style-name="P1"><text:span text:style-name="T6"/></text:p>
      <text:p text:style-name="P1"><text:span text:style-name="T6"/></text:p>
      <text:p text:style-name="P1"><text:span text:style-name="T6">rahul@rahul-VirtualBox:~/sample$ nano sample.txt </text:span></text:p>
      <text:p text:style-name="P1"><text:span text:style-name="T6">rahul@rahul-VirtualBox:~/sample$ </text:span></text:p>
      <text:p text:style-name="P1"><text:span text:style-name="T6"/></text:p>
      <text:p text:style-name="P7"><text:span text:style-name="T18">4.</text:span><text:span text:style-name="T17">Print the contents of the file. </text:span></text:p>
      <text:p text:style-name="P7"><text:span text:style-name="T17"/></text:p>
      <text:p text:style-name="P1"><text:span text:style-name="T6">rahul@rahul-VirtualBox:~/sample$ cat sample.txt </text:span></text:p>
      <text:p text:style-name="P1"><text:span text:style-name="T6">Hi! This is just a sample text file created using shell script.</text:span></text:p>
      <text:p text:style-name="P1"><text:span text:style-name="T6">rahul@rahul-VirtualBox:~/sample$ </text:span></text:p>
      <text:p text:style-name="P1"><text:span text:style-name="T6"/></text:p>
      <text:p text:style-name="P1"><text:span text:style-name="T6"/></text:p>
      <text:p text:style-name="P7"><text:span text:style-name="T1">5.</text:span>Print the number of occurrences of letter ‘t’ in ‘sample.txt’.</text:p>
      <text:p text:style-name="P7"/>
      <text:p text:style-name="P7"/>
      <text:p text:style-name="P1">rahul@rahul-VirtualBox:~/sample$ cat sample.txt </text:p>
      <text:p text:style-name="P1">Hi! This is just a sample text file created using shell script.</text:p>
      <text:p text:style-name="P1">rahul@rahul-VirtualBox:~/sample$ grep -o 't' sample.txt | wc -l</text:p>
      <text:p text:style-name="P1">5</text:p>
      <text:p text:style-name="P1">rahul@rahul-VirtualBox:~/sample$ </text:p>
      <text:p text:style-name="P1"/>
      <text:p text:style-name="P1"/>
      <text:p text:style-name="P2"/>
      <text:p text:style-name="P7"><text:span text:style-name="T20">6.</text:span>Change the owner permissions to allow all the operations on the file. ( Read, Write, Execute )</text:p>
      <text:p text:style-name="P1"/>
      <text:p text:style-name="P1"/>
      <text:p text:style-name="P1">rahul@rahul-VirtualBox:~/sample$ ls -l</text:p>
      <text:p text:style-name="P1"><text:soft-page-break/>total 4</text:p>
      <text:p text:style-name="P1">-rw-rw-r-- 1 rahul rahul 64 Nov 23 12:05 sample.txt</text:p>
      <text:p text:style-name="P1">rahul@rahul-VirtualBox:~/sample$ chmod u+x sample.txt </text:p>
      <text:p text:style-name="P1">rahul@rahul-VirtualBox:~/sample$ ls -l</text:p>
      <text:p text:style-name="P1">total 4</text:p>
      <text:p text:style-name="P1">-rwxrw-r-- 1 rahul rahul 64 Nov 23 12:05 sample.txt</text:p>
      <text:p text:style-name="P1">rahul@rahul-VirtualBox:~/sample$ </text:p>
      <text:p text:style-name="P1"/>
      <text:p text:style-name="P1"/>
      <text:p text:style-name="P1"/>
      <text:p text:style-name="P7"><text:span text:style-name="T19">7.</text:span><text:span text:style-name="T17">Write command to append following content in sample.txt file:</text:span></text:p>
      <text:p text:style-name="P12">Hi! This is just another sample text added to file.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rahul@rahul-VirtualBox:~/sample$ cat &gt;&gt; sample.txt </text:span></text:p>
      <text:p text:style-name="P1"><text:span text:style-name="T6">Hi! This is just another sample text added to file.</text:span></text:p>
      <text:p text:style-name="P1"><text:span text:style-name="T6"/></text:p>
      <text:p text:style-name="P1"><text:span text:style-name="T6">rahul@rahul-VirtualBox:~/sample$ cat sample.txt </text:span></text:p>
      <text:p text:style-name="P1"><text:span text:style-name="T6">Hi! This is just a sample text file created using shell script.</text:span></text:p>
      <text:p text:style-name="P1"><text:span text:style-name="T6">Hi! This is just another sample text added to file.</text:span></text:p>
      <text:p text:style-name="P1"><text:span text:style-name="T6"/></text:p>
      <text:p text:style-name="P1"><text:span text:style-name="T6"/></text:p>
      <text:p text:style-name="P3"><text:span text:style-name="T7">8.</text:span><text:span text:style-name="T6">Change the group permissions to allow only read operation.</text:span></text:p>
      <text:p text:style-name="P1"><text:span text:style-name="T6"/></text:p>
      <text:p text:style-name="P1"><text:span text:style-name="T6"/></text:p>
      <text:p text:style-name="Standard">rahul@rahul-VirtualBox:~/sample$ ls -l</text:p>
      <text:p text:style-name="Standard">total 4</text:p>
      <text:p text:style-name="Standard">-rwxrw-r-- 1 rahul rahul 119 Nov 23 12:19 sample.txt</text:p>
      <text:p text:style-name="Standard">rahul@rahul-VirtualBox:~/sample$ chmod g=r sample.txt </text:p>
      <text:p text:style-name="Standard">rahul@rahul-VirtualBox:~/sample$ ls -l</text:p>
      <text:p text:style-name="Standard">total 4</text:p>
      <text:p text:style-name="Standard">-rwxr--r-- 1 rahul rahul 119 Nov 23 12:19 sample.txt</text:p>
      <text:p text:style-name="Standard">rahul@rahul-VirtualBox:~/sample$ </text:p>
      <text:p text:style-name="Standard"/>
      <text:p text:style-name="Standard"/>
      <text:p text:style-name="P5"><text:span text:style-name="T21">9.</text:span><text:span text:style-name="T2">Change the all users permission to deny any sort of access to ‘sample.txt’.</text:span></text:p>
      <text:p text:style-name="P5"><text:span text:style-name="T2"/></text:p>
      <text:p text:style-name="P5"><text:span text:style-name="T2"/></text:p>
      <text:p text:style-name="P5"><text:span text:style-name="T2">rahul@rahul-VirtualBox:~/sample$ ls -l</text:span></text:p>
      <text:p text:style-name="P5"><text:span text:style-name="T2">total 4</text:span></text:p>
      <text:p text:style-name="P5"><text:span text:style-name="T2">-rwxr--r-- 1 rahul rahul 119 Nov 23 12:19 sample.txt</text:span></text:p>
      <text:p text:style-name="P5"><text:span text:style-name="T2">rahul@rahul-VirtualBox:~/sample$ chmod 700 sample.txt </text:span></text:p>
      <text:p text:style-name="P5"><text:span text:style-name="T2">rahul@rahul-VirtualBox:~/sample$ ls -l</text:span></text:p>
      <text:p text:style-name="P5"><text:span text:style-name="T2">total 4</text:span></text:p>
      <text:p text:style-name="P5"><text:span text:style-name="T2">-rwx------ 1 rahul rahul 119 Nov 23 12:19 sample.txt</text:span></text:p>
      <text:p text:style-name="P5"><text:span text:style-name="T2">rahul@rahul-VirtualBox:~/sample$ su</text:span></text:p>
      <text:p text:style-name="P5"><text:span text:style-name="T2">su <text:s text:c="9"/>sudoedit <text:s text:c="3"/>sulogin <text:s text:c="4"/>suspend <text:s text:c="4"/></text:span></text:p>
      <text:p text:style-name="P5"><text:span text:style-name="T2">sudo <text:s text:c="7"/>sudoreplay <text:s/>sum <text:s text:c="8"/></text:span></text:p>
      <text:p text:style-name="P5"><text:span text:style-name="T2">rahul@rahul-VirtualBox:~/sample$ sudo chown -R pulse sample.txt </text:span></text:p>
      <text:p text:style-name="P5"><text:span text:style-name="T2">[sudo] password for rahul: </text:span></text:p>
      <text:p text:style-name="P5"><text:span text:style-name="T2">rahul@rahul-VirtualBox:~/sample$ ls -l</text:span></text:p>
      <text:p text:style-name="P5"><text:span text:style-name="T2">total 4</text:span></text:p>
      <text:p text:style-name="P5"><text:soft-page-break/><text:span text:style-name="T2">-rwx------ 1 pulse rahul 119 Nov 23 12:19 sample.txt</text:span></text:p>
      <text:p text:style-name="P5"><text:span text:style-name="T2">rahul@rahul-VirtualBox:~/sample$ cat sample.txt </text:span></text:p>
      <text:p text:style-name="P5"><text:span text:style-name="T2">cat: sample.txt: Permission denied</text:span></text:p>
      <text:p text:style-name="P5"><text:span text:style-name="T2">rahul@rahul-VirtualBox:~/sample$ </text:span></text:p>
      <text:p text:style-name="P5"><text:span text:style-name="T2"/></text:p>
      <text:p text:style-name="P5"><text:span text:style-name="T2"/></text:p>
      <text:p text:style-name="P5"><text:span text:style-name="T4">10. </text:span><text:span text:style-name="T2">Write command to create file named sample2.txt with content similar to that of sample.txt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rahul@rahul-VirtualBox:~/sample$ touch sample2.txt</text:p>
      <text:p text:style-name="P4">rahul@rahul-VirtualBox:~/sample$ ls</text:p>
      <text:p text:style-name="P4">sample2.txt <text:s/>sample.txt</text:p>
      <text:p text:style-name="P4">rahul@rahul-VirtualBox:~/sample$ cp sample.txt sample2.txt</text:p>
      <text:p text:style-name="P4">cp: cannot open 'sample.txt' for reading: Permission denied</text:p>
      <text:p text:style-name="P4">rahul@rahul-VirtualBox:~/sample$ sudo chown -R rahul sample.txt </text:p>
      <text:p text:style-name="P4">rahul@rahul-VirtualBox:~/sample$ cp sample.txt sample2.txt</text:p>
      <text:p text:style-name="P4">rahul@rahul-VirtualBox:~/sample$ cat sample2.txt</text:p>
      <text:p text:style-name="P4">Hi! This is just a sample text file created using shell script.</text:p>
      <text:p text:style-name="P4">Hi! This is just another sample text added to file.</text:p>
      <text:p text:style-name="P4"/>
      <text:p text:style-name="P4"/>
      <text:p text:style-name="P4"/>
      <text:p text:style-name="P4">rahul@rahul-VirtualBox:~/sample$ </text:p>
      <text:p text:style-name="P4"/>
      <text:p text:style-name="P4"/>
      <text:p text:style-name="P4"/>
      <text:p text:style-name="P8"><text:span text:style-name="T22">11.</text:span>Add some random 1000 lines in the sample.txt file.</text:p>
      <text:p text:style-name="P4"/>
      <text:p text:style-name="P4">shuf -i 0-1000 -n 1000 &gt;&gt; sample.txt</text:p>
      <text:p text:style-name="P4"/>
      <text:p text:style-name="P9">12.Write command to print top 50 lines of file</text:p>
      <text:p text:style-name="P6"/>
      <text:p text:style-name="P6">cat sample.txt | head -50</text:p>
      <text:p text:style-name="P6"/>
      <text:p text:style-name="P9">13.Write command to print bottom 50 lines of the file</text:p>
      <text:p text:style-name="P6"/>
      <text:p text:style-name="P6">cat sample.txt | tail -50</text:p>
      <text:p text:style-name="P6"/>
      <text:p text:style-name="P6"/>
      <text:p text:style-name="P6"/>
      <text:p text:style-name="P9">14.Add 5 files in the same folder named: prog1.txt, prog2.txt, program.txt, code.txt, info.txt</text:p>
      <text:p text:style-name="P6"/>
      <text:p text:style-name="P6">rahul@rahul-VirtualBox:~/sample$ touch prog1.txt prog2.txt program.txt code.txt info.txt</text:p>
      <text:p text:style-name="P6">rahul@rahul-VirtualBox:~/sample$ ls</text:p>
      <text:p text:style-name="P6">code.txt <text:s/>info.txt <text:s/>prog1.txt <text:s/>prog2.txt <text:s/>program.txt <text:s/>sample2.txt <text:s/>sample.txt</text:p>
      <text:p text:style-name="P6">rahul@rahul-VirtualBox:~/sample$ </text:p>
      <text:p text:style-name="P6"/>
      <text:p text:style-name="P6"/>
      <text:p text:style-name="P9"><text:soft-page-break/><text:span text:style-name="T23">15.</text:span>Write the command to list files which has “prog” in its name</text:p>
      <text:p text:style-name="P6"/>
      <text:p text:style-name="P6">rahul@rahul-VirtualBox:~/sample$ ls -d prog*</text:p>
      <text:p text:style-name="P6">prog1.txt <text:s/>prog2.txt <text:s/>program.txt</text:p>
      <text:p text:style-name="P6">rahul@rahul-VirtualBox:~/sample$ </text:p>
      <text:p text:style-name="P6"/>
      <text:p text:style-name="P6"/>
      <text:p text:style-name="P9"><text:span text:style-name="T23">16.</text:span>Create an alias of the command used at step o. Such that following command:</text:p>
      <text:p text:style-name="P13">list prog</text:p>
      <text:p text:style-name="P13">Should have the same output as of command at step o.</text:p>
      <text:p text:style-name="Text_20_body"><text:line-break/>rahul@rahul-VirtualBox:~/sample$ alias wr="ls -d prog*"</text:p>
      <text:p text:style-name="Text_20_body">rahul@rahul-VirtualBox:~/sample$ alias</text:p>
      <text:p text:style-name="Text_20_body">alias alert='notify-send --urgency=low -i "$([ $? = 0 ] &amp;&amp; echo terminal || echo error)" "$(history|tail -n1|sed -e '\''s/^\s*[0-9]\+\s*//;s/[;&amp;|]\s*alert$//'\'')"'</text:p>
      <text:p text:style-name="Text_20_body">alias egrep='egrep --color=auto'</text:p>
      <text:p text:style-name="Text_20_body">alias fgrep='fgrep --color=auto'</text:p>
      <text:p text:style-name="Text_20_body">alias grep='grep --color=auto'</text:p>
      <text:p text:style-name="Text_20_body">alias l='ls -CF'</text:p>
      <text:p text:style-name="Text_20_body">alias la='ls -A'</text:p>
      <text:p text:style-name="Text_20_body">alias ll='ls -alF'</text:p>
      <text:p text:style-name="Text_20_body">alias ls='ls --color=auto'</text:p>
      <text:p text:style-name="Text_20_body">alias wr='ls -d prog*'</text:p>
      <text:p text:style-name="P10">rahul@rahul-VirtualBox:~/sample$ </text:p>
      <text:p text:style-name="P10"><text:span text:style-name="T2"/></text:p>
      <text:p text:style-name="P10"><text:span text:style-name="T2"/></text:p>
      <text:p text:style-name="P10"><text:span text:style-name="T5">17.</text:span><text:span text:style-name="T2">What is the difference between source and sh commands?</text:span></text:p>
      <text:p text:style-name="Text_20_body"/>
      <text:p text:style-name="P14"><text:span text:style-name="Source_20_Text"><text:span text:style-name="T8">source foo.sh</text:span></text:span><text:span text:style-name="T11"> </text:span><text:span text:style-name="T9">runs the script in </text:span><text:span text:style-name="T10">the current bash shell</text:span><text:span text:style-name="T9"> very similar to simply replacing the </text:span><text:span text:style-name="Source_20_Text"><text:span text:style-name="T8">source foo.sh</text:span></text:span><text:span text:style-name="T11"> </text:span><text:span text:style-name="T9">command by the contents of the </text:span><text:span text:style-name="Source_20_Text"><text:span text:style-name="T8">foo.sh</text:span></text:span><text:span text:style-name="T11"> </text:span><text:span text:style-name="T9">file. </text:span><text:span text:style-name="Source_20_Text"><text:span text:style-name="T8">sh foo.sh</text:span></text:span><text:span text:style-name="T11"> </text:span><text:span text:style-name="T9">runs the script within the context of a </text:span><text:span text:style-name="Emphasis"><text:span text:style-name="T25">new </text:span></text:span><text:span text:style-name="Emphasis"><text:span text:style-name="Source_20_Text"><text:span text:style-name="T27">sh</text:span></text:span></text:span><text:span text:style-name="Emphasis"><text:span text:style-name="T25"> shell</text:span></text:span><text:span text:style-name="T9">, </text:span></text:p>
      <text:p text:style-name="P14"><text:span text:style-name="T9"/></text:p>
      <text:p text:style-name="P14"><text:span text:style-name="T9"/></text:p>
      <text:p text:style-name="P16"><text:span text:style-name="T26">18.</text:span><text:span text:style-name="T24">Create two files “a.txt” and “b.txt”. Write a command to get the difference between the contents in two files.</text:span></text:p>
      <text:p text:style-name="P16"><text:span text:style-name="T24"/></text:p>
      <text:p text:style-name="P16"><text:span text:style-name="T24"/></text:p>
      <text:p text:style-name="P14"><text:span text:style-name="T9">rahul@rahul-VirtualBox:~/sample$ touch a.txt b.txt</text:span></text:p>
      <text:p text:style-name="P14"><text:soft-page-break/><text:span text:style-name="T9">rahul@rahul-VirtualBox:~/sample$ nano a.txt</text:span></text:p>
      <text:p text:style-name="P14"><text:span text:style-name="T9">rahul@rahul-VirtualBox:~/sample$ nano b.txt</text:span></text:p>
      <text:p text:style-name="P14"><text:span text:style-name="T9">rahul@rahul-VirtualBox:~/sample$ </text:span></text:p>
      <text:p text:style-name="P14"><text:span text:style-name="T9">rahul@rahul-VirtualBox:~/sample$ diff a.txt b.txt </text:span></text:p>
      <text:p text:style-name="P14"><text:span text:style-name="T9">1c1</text:span></text:p>
      <text:p text:style-name="P14"><text:span text:style-name="T9">&lt; hi i am a text file</text:span></text:p>
      <text:p text:style-name="P14"><text:span text:style-name="T9">---</text:span></text:p>
      <text:p text:style-name="P14"><text:span text:style-name="T9">&gt; hi i am b text file</text:span></text:p>
      <text:p text:style-name="P14"><text:span text:style-name="T9">rahul@rahul-VirtualBox:~/sample$ </text:span></text:p>
      <text:p text:style-name="P14"><text:span text:style-name="T9"/></text:p>
      <text:p text:style-name="P14"><text:span text:style-name="T9"/></text:p>
      <text:p text:style-name="P16"><text:span text:style-name="T26">19.</text:span><text:span text:style-name="T24">What is the difference between ls and lsof?</text:span></text:p>
      <text:p text:style-name="P14"><text:span text:style-name="T9"/></text:p>
      <text:p text:style-name="P18"><text:span text:style-name="T14">lsof stands for List Open Files. It is easy to remember lsof command if you think of it as “ls + of”, where ls stands for list, and of stands for open files. So by using lsof, you can get the information about any opened files.</text:span></text:p>
      <text:p text:style-name="P18"><text:span text:style-name="T14"/></text:p>
      <text:p text:style-name="P18"><text:span text:style-name="T14"/></text:p>
      <text:p text:style-name="P17"><text:span text:style-name="T28">20.Create directories ./hello/world (World dir is inside hello dir) using mkdir command where neither hello or world exists. It should be a single command without the use of &amp;&amp;. </text:span></text:p>
      <text:p text:style-name="P18"><text:span text:style-name="T14"/></text:p>
      <text:p text:style-name="P18"><text:span text:style-name="T14">rahul@rahul-VirtualBox:~/sample$ sudo mkdir -p hello/World</text:span></text:p>
      <text:p text:style-name="P18"><text:span text:style-name="T14">rahul@rahul-VirtualBox:~/sample$ ls</text:span></text:p>
      <text:p text:style-name="P18"><text:span text:style-name="T14">a.txt <text:s/>code.txt <text:s/>info.txt <text:s text:c="2"/>prog2.txt <text:s text:c="3"/>sample2.txt</text:span></text:p>
      <text:p text:style-name="P18"><text:span text:style-name="T14">b.txt <text:s/>hello <text:s text:c="4"/>prog1.txt <text:s/>program.txt <text:s/>sample.txt</text:span></text:p>
      <text:p text:style-name="P18"><text:span text:style-name="T14">rahul@rahul-VirtualBox:~/sample$ cd hello</text:span></text:p>
      <text:p text:style-name="P18"><text:span text:style-name="T14">rahul@rahul-VirtualBox:~/sample/hello$ ls</text:span></text:p>
      <text:p text:style-name="P18"><text:span text:style-name="T14">World</text:span></text:p>
      <text:p text:style-name="P18"><text:span text:style-name="T14">rahul@rahul-VirtualBox:~/sample/hello$ </text:span></text:p>
      <text:p text:style-name="P18"><text:span text:style-name="T14"/></text:p>
      <text:p text:style-name="P18"><text:span text:style-name="T14"/></text:p>
      <text:p text:style-name="P17"><text:span text:style-name="T28">21.How can you permanently set an environment variables using a bash terminal?</text:span></text:p>
      <text:p text:style-name="P18"><text:span text:style-name="T14"/></text:p>
      <text:p text:style-name="P18"><text:span text:style-name="T14">rahul@rahul-VirtualBox:~/sample/hello$ nano /home/user/.bashrc</text:span></text:p>
      <text:p text:style-name="P18"><text:span text:style-name="T14">rahul@rahul-VirtualBox:~/sample/hello$ nano /home/rahul/.bashrc</text:span></text:p>
      <text:p text:style-name="P18"><text:span text:style-name="T14">rahul@rahul-VirtualBox:~/sample/hello$ source .bashrc</text:span></text:p>
      <text:p text:style-name="P18"><text:span text:style-name="T14">bash: .bashrc: No such file or directory</text:span></text:p>
      <text:p text:style-name="P18"><text:span text:style-name="T14">rahul@rahul-VirtualBox:~/sample/hello$ source .bashrc</text:span></text:p>
      <text:p text:style-name="P18"><text:span text:style-name="T14">bash: .bashrc: No such file or directory</text:span></text:p>
      <text:p text:style-name="P18"><text:span text:style-name="T14">rahul@rahul-VirtualBox:~/sample/hello$ printenv VAR</text:span></text:p>
      <text:p text:style-name="P18"><text:span text:style-name="T14">My permanent variable</text:span></text:p>
      <text:p text:style-name="P18"><text:span text:style-name="T14">rahul@rahul-VirtualBox:~/sample/hello$ </text:span></text:p>
      <text:p text:style-name="P18"><text:span text:style-name="T14"/></text:p>
      <text:p text:style-name="P18"><text:span text:style-name="T14"/></text:p>
      <text:p text:style-name="P15"><text:span text:style-name="T15">22.</text:span><text:bookmark text:name="m_-2530062214433726589gmail-docs-internal-guid-59d25081-7fff-df76-23ea-87df167e125e"/><text:span text:style-name="T16">You have some process running on a port in your system. How can you view and then kill the process from the terminal?</text:span></text:p>
      <text:p text:style-name="P19"><text:soft-page-break/><text:span text:style-name="T14"/></text:p>
      <text:p text:style-name="P18"><text:span text:style-name="T14">rahul@rahul-VirtualBox:~/sample/hello$ ps aux| grep -i firefox</text:span></text:p>
      <text:p text:style-name="P18"><text:span text:style-name="T14">rahul@rahul-VirtualBox:~/sample/hello$ sudo kill -9 8970</text:span></text:p>
      <text:p text:style-name="P18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', 'Liberation Sans', sans-serif"/>
    <style:font-face style:name="arial" svg:font-family="arial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2:00:41.411955997</meta:creation-date>
    <dc:date>2021-11-23T13:21:09.844806043</dc:date>
    <meta:editing-duration>PT9M16S</meta:editing-duration>
    <meta:editing-cycles>1</meta:editing-cycles>
    <meta:document-statistic meta:table-count="0" meta:image-count="0" meta:object-count="0" meta:page-count="6" meta:paragraph-count="151" meta:word-count="902" meta:character-count="7226" meta:non-whitespace-character-count="6365"/>
    <meta:generator>LibreOffice/6.4.7.2$Linux_X86_64 LibreOffice_project/40$Build-2</meta:generator>
  </office:meta>
</office:document-meta>
</file>